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8000001FF10B62614FBF38C59.png" manifest:media-type="image/png"/>
  <manifest:file-entry manifest:full-path="Pictures/100002010000039E000000AFEB878CC8DC9D395C.png" manifest:media-type="image/png"/>
  <manifest:file-entry manifest:full-path="Pictures/10000201000003A8000000921ABD9F0B75DDA2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1e2a" officeooo:paragraph-rsid="00181e2a"/>
    </style:style>
    <style:style style:name="P2" style:family="paragraph" style:parent-style-name="Preformatted_20_Text">
      <style:text-properties officeooo:rsid="00193acf" officeooo:paragraph-rsid="00193a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图像1" text:anchor-type="paragraph" svg:width="17cm" svg:height="3.212cm" draw:z-index="0"><draw:image xlink:href="Pictures/100002010000039E000000AFEB878CC8DC9D395C.png" xlink:type="simple" xlink:show="embed" xlink:actuate="onLoad" loext:mime-type="image/png"/></draw:frame></text:p>
      <text:p text:style-name="Preformatted_20_Text"/>
      <text:p text:style-name="Preformatted_20_Text">Docker安装方式，如上图</text:p>
      <text:p text:style-name="Preformatted_20_Text"/>
      <text:p text:style-name="Preformatted_20_Text"><draw:frame draw:style-name="fr1" draw:name="图像2" text:anchor-type="paragraph" svg:width="17cm" svg:height="2.651cm" draw:z-index="1"><draw:image xlink:href="Pictures/10000201000003A8000000921ABD9F0B75DDA2E1.png" xlink:type="simple" xlink:show="embed" xlink:actuate="onLoad" loext:mime-type="image/x-vclgraphic"/></draw:frame></text:p>
      <text:p text:style-name="P1">sudo docker search [文件名] <text:s/>用于搜索镜像</text:p>
      <text:p text:style-name="P1"><draw:frame draw:style-name="fr1" draw:name="图像3" text:anchor-type="paragraph" svg:width="17cm" svg:height="6.276cm" draw:z-index="2"><draw:image xlink:href="Pictures/1000020100000568000001FF10B62614FBF38C59.png" xlink:type="simple" xlink:show="embed" xlink:actuate="onLoad" loext:mime-type="image/x-vclgraphic"/></draw:frame></text:p>
      <text:p text:style-name="P2">拉下镜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6T20:24:44.943223538</dc:date>
    <meta:editing-duration>PT6M9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1" meta:paragraph-count="3" meta:word-count="27" meta:character-count="50" meta:non-whitespace-character-count="45"/>
  </office:meta>
</office:document-meta>
</file>